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SP.java</text:p>
      <text:p text:style-name="Standard"/>
      <text:p text:style-name="Standard">import java.util.*; O(1)</text:p>
      <text:p text:style-name="Standard">import java.text.*; O(1)</text:p>
      <text:p text:style-name="Standard"></text:p>
      <text:p text:style-name="Standard">class TSP { O(1)</text:p>
      <text:p text:style-name="Standard"><text:tab/>int weight[][],n,tour[],finalCost;<text:tab/><text:tab/>O(1)</text:p>
      <text:p text:style-name="Standard"><text:tab/>long start,finish;<text:tab/><text:tab/><text:tab/><text:tab/>O(1)</text:p>
      <text:p text:style-name="Standard"><text:tab/>final int INF=1000;<text:tab/><text:tab/><text:tab/><text:tab/>O(1)</text:p>
      <text:p text:style-name="Standard"></text:p>
      <text:p text:style-name="Standard">public TSP(){ O(1)</text:p>
      <text:p text:style-name="Standard"><text:tab/>Scanner s=new Scanner(System.in);<text:tab/><text:tab/>O(1)</text:p>
      <text:p text:style-name="Standard"><text:tab/>System.out.println("Masukkan jumlah simpul:=&gt;");<text:tab/>O(1)</text:p>
      <text:p text:style-name="Standard"><text:tab/>n=s.nextInt();<text:tab/><text:tab/><text:tab/>O(1)</text:p>
      <text:p text:style-name="Standard"><text:tab/>weight=new int[n][n];<text:tab/>O(1)</text:p>
      <text:p text:style-name="Standard"><text:tab/>tour=new int[n-1];<text:tab/><text:tab/>O(1)</text:p>
      <text:p text:style-name="Standard"><text:tab/>for(int i=0;i&lt;n;i++) {<text:tab/><text:tab/>O(N + N)</text:p>
      <text:p text:style-name="Standard"><text:tab/><text:tab/>for(int j=0;j&lt;n;j++) {<text:tab/>O(N + 1)</text:p>
      <text:p text:style-name="Standard"><text:tab/><text:tab/><text:tab/>if(i!=j) {<text:tab/>O(1)</text:p>
      <text:p text:style-name="Standard"><text:tab/><text:tab/><text:tab/><text:tab/>System.out.print("Masukkan jarak simpul "+(i+1)+" ke "+(j+1)+":=&gt;"); O(1)</text:p>
      <text:p text:style-name="Standard"><text:tab/><text:tab/><text:tab/><text:tab/>weight[i][j]=s.nextInt(); O(1)</text:p>
      <text:p text:style-name="Standard"><text:tab/><text:tab/><text:tab/>}</text:p>
      <text:p text:style-name="Standard"><text:tab/><text:tab/>}</text:p>
      <text:p text:style-name="Standard"><text:tab/>}</text:p>
      <text:p text:style-name="Standard"><text:tab/>System.out.println(); O(1)</text:p>
      <text:p text:style-name="Standard"><text:tab/>System.out.println("Mulai simpul diasumsikan simpul 1."); O(1)</text:p>
      <text:p text:style-name="Standard"><text:tab/>eval(); O(1)</text:p>
      <text:p text:style-name="Standard">}</text:p>
      <text:p text:style-name="Standard"></text:p>
      <text:p text:style-name="Standard">public int COST(int currentNode,int inputSet[],int setSize) {</text:p>
      <text:p text:style-name="Standard"><text:tab/>if(setSize==0) O(1)</text:p>
      <text:p text:style-name="Standard"><text:tab/>return weight[currentNode][0]; O(1)</text:p>
      <text:p text:style-name="Standard"><text:tab/>int min=INF,minindex=0; O(1)</text:p>
      <text:p text:style-name="Standard"><text:tab/>int setToBePassedOnToNextCallOfCOST[]=new int[n-1]; O(1)</text:p>
      <text:p text:style-name="Standard"><text:tab/>for(int i=0;i&lt;setSize;i++){ O(N + 1 + N)</text:p>
      <text:p text:style-name="Standard"><text:tab/><text:tab/>int k=0;//initialise new set O(1)</text:p>
      <text:p text:style-name="Standard"><text:tab/><text:tab/>for(int j=0;j&lt;setSize;j++){ O(N + 1 + 1)</text:p>
      <text:p text:style-name="Standard"><text:tab/><text:tab/><text:tab/>if(inputSet[i]!=inputSet[j]) O(1)</text:p>
      <text:p text:style-name="Standard"><text:tab/><text:tab/><text:tab/>setToBePassedOnToNextCallOfCOST[k++]=inputSet[j]; O(1)</text:p>
      <text:p text:style-name="Standard"><text:tab/><text:tab/>}</text:p>
      <text:p text:style-name="Standard"><text:tab/><text:tab/>int temp=COST(inputSet[i],setToBePassedOnToNextCallOfCOST,setSize-1); O(1)</text:p>
      <text:p text:style-name="Standard"><text:tab/><text:tab/>if((weight[currentNode][inputSet[i]]+temp) &lt; min){ O(1)</text:p>
      <text:p text:style-name="Standard"><text:tab/><text:tab/><text:tab/>min=weight[currentNode][inputSet[i]]+temp; O(1)</text:p>
      <text:p text:style-name="Standard"><text:tab/><text:tab/><text:tab/>minindex=inputSet[i]; O(1)</text:p>
      <text:p text:style-name="Standard"><text:tab/><text:tab/>}</text:p>
      <text:p text:style-name="Standard"><text:tab/>}</text:p>
      <text:p text:style-name="Standard"><text:tab/>return min; O(1)</text:p>
      <text:p text:style-name="Standard">}</text:p>
      <text:p text:style-name="Standard"></text:p>
      <text:p text:style-name="Standard">public int MIN(int currentNode,int inputSet[],int setSize) { O(1)</text:p>
      <text:p text:style-name="Standard"><text:tab/>if(setSize==0) O(1)</text:p>
      <text:p text:style-name="Standard"><text:soft-page-break/><text:tab/>return weight[currentNode][0]; O(1)</text:p>
      <text:p text:style-name="Standard"><text:tab/>int min=INF,minindex=0; O(1)</text:p>
      <text:p text:style-name="Standard"><text:tab/>int setToBePassedOnToNextCallOfCOST[]=new int[n-1]; O(1)</text:p>
      <text:p text:style-name="Standard"><text:tab/>for(int i=0;i&lt;setSize;i++)/*considers each node of inputSet*/ { O(N + 1 + N)</text:p>
      <text:p text:style-name="Standard"><text:tab/><text:tab/>int k=0; O(1)</text:p>
      <text:p text:style-name="Standard"><text:tab/><text:tab/>for(int j=0;j&lt;setSize;j++) { O(N + 1 +1 )</text:p>
      <text:p text:style-name="Standard"><text:tab/><text:tab/><text:tab/>if(inputSet[i]!=inputSet[j]) O(1)</text:p>
      <text:p text:style-name="Standard"><text:tab/><text:tab/><text:tab/>setToBePassedOnToNextCallOfCOST[k++]=inputSet[j]; O(1)</text:p>
      <text:p text:style-name="Standard"><text:tab/><text:tab/>}</text:p>
      <text:p text:style-name="Standard"><text:tab/><text:tab/>int temp=COST(inputSet[i],setToBePassedOnToNextCallOfCOST,setSize-1); O(1)</text:p>
      <text:p text:style-name="Standard"><text:tab/><text:tab/>if((weight[currentNode][inputSet[i]]+temp) &lt; min) { O(1)</text:p>
      <text:p text:style-name="Standard"><text:tab/><text:tab/><text:tab/>min=weight[currentNode][inputSet[i]]+temp; O(1)</text:p>
      <text:p text:style-name="Standard"><text:tab/><text:tab/><text:tab/>minindex=inputSet[i]; O(1)</text:p>
      <text:p text:style-name="Standard"><text:tab/><text:tab/>}</text:p>
      <text:p text:style-name="Standard"><text:tab/>}</text:p>
      <text:p text:style-name="Standard"><text:tab/>return minindex; O(1)</text:p>
      <text:p text:style-name="Standard">}</text:p>
      <text:p text:style-name="Standard"></text:p>
      <text:p text:style-name="Standard">public void eval() { O(1)</text:p>
      <text:p text:style-name="Standard"><text:tab/>int dummySet[]=new int[n-1]; O(1)</text:p>
      <text:p text:style-name="Standard"><text:tab/>for(int i=1;i&lt;n;i++) O(N + <text:s/>1)</text:p>
      <text:p text:style-name="Standard"><text:tab/><text:tab/>dummySet[i-1]=i; O(1)</text:p>
      <text:p text:style-name="Standard"><text:tab/>finalCost=COST(0,dummySet,n-1); O(1)</text:p>
      <text:p text:style-name="Standard"><text:tab/>constructTour(); O(1)</text:p>
      <text:p text:style-name="Standard">}</text:p>
      <text:p text:style-name="Standard"></text:p>
      <text:p text:style-name="Standard">public void constructTour() { O(1)</text:p>
      <text:p text:style-name="Standard"><text:tab/>int previousSet[]=new int[n-1]; O(1)</text:p>
      <text:p text:style-name="Standard"><text:tab/>int nextSet[]=new int[n-2]; <text:s/>O(1)</text:p>
      <text:p text:style-name="Standard"><text:tab/>for(int i=1;i&lt;n;i++) O(N + 1)</text:p>
      <text:p text:style-name="Standard"><text:tab/><text:tab/>previousSet[i-1]=i; O(1)</text:p>
      <text:p text:style-name="Standard"><text:tab/>int setSize=n-1; O(1)</text:p>
      <text:p text:style-name="Standard"><text:tab/>tour[0]=MIN(0,previousSet,setSize); O(1)</text:p>
      <text:p text:style-name="Standard"><text:tab/>for(int i=1;i&lt;n-1;i++) { O(N + 1 + N)</text:p>
      <text:p text:style-name="Standard"><text:tab/><text:tab/>int k=0; O(1)</text:p>
      <text:p text:style-name="Standard"><text:tab/><text:tab/>for(int j=0;j&lt;setSize;j++) { O(N + <text:s/>1 +1 )</text:p>
      <text:p text:style-name="Standard"><text:tab/><text:tab/><text:tab/>if(tour[i-1]!=previousSet[j]) O(1)</text:p>
      <text:p text:style-name="Standard"><text:tab/><text:tab/><text:tab/>nextSet[k++]=previousSet[j];<text:tab/>O(1)</text:p>
      <text:p text:style-name="Standard"><text:tab/><text:tab/>}</text:p>
      <text:p text:style-name="Standard"><text:tab/><text:tab/>--setSize; O(1)</text:p>
      <text:p text:style-name="Standard"><text:tab/><text:tab/>tour[i]=MIN(tour[i-1],nextSet,setSize); O(1)</text:p>
      <text:p text:style-name="Standard"><text:tab/><text:tab/>for(int j=0;j&lt;setSize;j++) O(N + 1)</text:p>
      <text:p text:style-name="Standard"><text:tab/><text:tab/><text:tab/>previousSet[j]=nextSet[j]; O(1)</text:p>
      <text:p text:style-name="Standard"><text:tab/>}</text:p>
      <text:p text:style-name="Standard"><text:tab/>display(); O(1)</text:p>
      <text:p text:style-name="Standard">}</text:p>
      <text:p text:style-name="Standard"></text:p>
      <text:p text:style-name="Standard">public void display() { O(1)</text:p>
      <text:p text:style-name="Standard"><text:tab/>System.out.println(); O(1)</text:p>
      <text:p text:style-name="Standard"><text:tab/>finish=System.nanoTime();<text:tab/>O(1)</text:p>
      <text:p text:style-name="Standard"><text:tab/>System.out.print("Simpul 1-");<text:tab/>O(1)</text:p>
      <text:p text:style-name="Standard"><text:tab/>for(int i=0;i&lt;n-1;i++)<text:tab/>O(N + 1)</text:p>
      <text:p text:style-name="Standard"><text:soft-page-break/><text:tab/><text:tab/>System.out.print((tour[i]+1)+"-"); O(1)</text:p>
      <text:p text:style-name="Standard"><text:tab/>System.out.print("1"); O(1)</text:p>
      <text:p text:style-name="Standard"><text:tab/>System.out.println(); O(1)</text:p>
      <text:p text:style-name="Standard"><text:tab/>start=System.nanoTime();<text:tab/>O(1)</text:p>
      <text:p text:style-name="Standard"><text:tab/>System.out.println("Total biaya simpul "+finalCost);<text:tab/>O(1)</text:p>
      <text:p text:style-name="Standard"><text:tab/>long waktu = finish-start;<text:tab/>O(1)</text:p>
      <text:p text:style-name="Standard"><text:tab/>double detik = (double)waktu/1000000000;<text:tab/>O(1)</text:p>
      <text:p text:style-name="Standard"><text:tab/>System.out.println("Waktu eksekusi program: "+detik); O(1)</text:p>
      <text:p text:style-name="Standard">}</text:p>
      <text:p text:style-name="Standard">}</text:p>
      <text:p text:style-name="Standard"/>
      <text:p text:style-name="Standard"/>
      <text:p text:style-name="P1">TSPExp.java</text:p>
      <text:p text:style-name="P1"/>
      <text:p text:style-name="P2">class TSPExp { O(1)</text:p>
      <text:p text:style-name="P2"><text:tab/>public static void main(String args[]) { O(1)</text:p>
      <text:p text:style-name="P2"><text:tab/><text:tab/>TSP obj=new TSP();<text:tab/>O(1)</text:p>
      <text:p text:style-name="P2"><text:tab/>}</text:p>
      <text:p text:style-name="P2">}</text:p>
      <text:p text:style-name="P2"/>
      <text:p text:style-name="P2"/>
      <text:p text:style-name="P1">Kesimpulan bigO adalah N<text:span text:style-name="T1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d" fo:country="ID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go Pratama</meta:initial-creator>
    <meta:creation-date>2017-01-27T19:10:11</meta:creation-date>
    <dc:date>2017-01-27T19:29:42</dc:date>
    <dc:creator>Digo Pratama</dc:creator>
    <meta:editing-duration>P0D</meta:editing-duration>
    <meta:editing-cycles>1</meta:editing-cycles>
    <meta:document-statistic meta:table-count="0" meta:image-count="0" meta:object-count="0" meta:page-count="3" meta:paragraph-count="119" meta:word-count="359" meta:character-count="3430" meta:non-whitespace-character-count="2914"/>
    <meta:generator>LibreOffice/3.5$Linux_x86 LibreOffice_project/350m1$Build-2</meta:generator>
  </office:meta>
</office:document-meta>
</file>